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2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/>
      <style:text-properties style:font-name="Linux Libertine Mono O" fo:font-size="8pt" officeooo:paragraph-rsid="00032261" style:font-size-asian="8pt" style:font-size-complex="8pt"/>
    </style:style>
    <style:style style:name="P3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22358b" style:font-size-asian="8pt" style:font-size-complex="8pt"/>
    </style:style>
    <style:style style:name="P4" style:family="paragraph" style:parent-style-name="Standard">
      <loext:graphic-properties draw:fill="none"/>
      <style:paragraph-properties fo:margin-left="0mm" fo:margin-right="-19.05mm" fo:text-indent="0mm" style:auto-text-indent="false" fo:background-color="transparent"/>
      <style:text-properties style:font-name="Linux Libertine Mono O" fo:font-size="8pt" officeooo:paragraph-rsid="002659a8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358b" style:font-weight-asian="bold" style:font-weight-complex="bold"/>
    </style:style>
    <style:style style:name="T3" style:family="text">
      <style:text-properties officeooo:rsid="002659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</text:p>
      <text:p text:style-name="P1"><text:s/>* QWERTY</text:p>
      <text:p text:style-name="P1"><text:s/>* ,-----------------------------------------. <text:s text:c="19"/>,-----------------------------------------.</text:p>
      <text:p text:style-name="P1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3"><text:s/>* |------+------+------+------+------+------| <text:s text:c="6"/><text:span text:style-name="T1">QWERT</text:span><text:span text:style-name="T2">Y</text:span> <text:s text:c="6"/>|------+------+------+------+------+------|</text:p>
      <text:p text:style-name="P1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1"><text:s/>* |------+------+------+------+------+------| <text:s text:c="19"/>|------+------+------+------+------+------|</text:p>
      <text:p text:style-name="P1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1"><text:s/>* |------+------+------+------+------+------| | MUTE | <text:s/>|MOUSE | |------+------+------+------+------+------|</text:p>
      <text:p text:style-name="P1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1"><text:s/>* `-----------------------------------------' <text:s/>________ <text:s/>_______ '-----------------------------------------'</text:p>
      <text:p text:style-name="P1"><text:s/>* <text:s text:c="14"/>| LGui | LAlt | INTL |/LOWER| / <text:s text:c="6"/>/ <text:s/>\ <text:s text:c="5"/>\RAISE \| RCTR |LOWER | RGUI |</text:p>
      <text:p text:style-name="P1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</text:p>
      <text:p text:style-name="P1"><text:s/>* Dvorak</text:p>
      <text:p text:style-name="P1"><text:s/>* ,-----------------------------------------. <text:s text:c="19"/>,-----------------------------------------.</text:p>
      <text:p text:style-name="P1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3"><text:s/>* |------+------+------+------+------+------| <text:s text:c="6"/><text:span text:style-name="T1">Dvorak</text:span> <text:s text:c="6"/>|------+------+------+------+------+------|</text:p>
      <text:p text:style-name="P1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/>/? <text:s/>| Bspc |</text:p>
      <text:p text:style-name="P1"><text:s/>* |------+------+------+------+------+------| &lt;VOLUME&gt; <text:s text:c="10"/>|------+------+------+------+------+------|</text:p>
      <text:p text:style-name="P1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 text:c="2"/>L <text:s/>|</text:p>
      <text:p text:style-name="P1"><text:s/>* |------+------+------+------+------+------| | <text:span text:style-name="T3">MUTE </text:span>| <text:s/>|MOUSE | |------+------+------+------+------+------|</text:p>
      <text:p text:style-name="P1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<text:s/>\| <text:s/>|</text:p>
      <text:p text:style-name="P1"><text:s/>* `-----------------------------------------' <text:s/>________ <text:s/>_______ '-----------------------------------------'</text:p>
      <text:p text:style-name="P1"><text:s/>* <text:s text:c="14"/>| LGui | LAlt | INTL |/LOWER| / <text:s text:c="6"/>/ <text:s/>\ <text:s text:c="5"/>\RAISE \| RCTR |LOWER | Enter|</text:p>
      <text:p text:style-name="P1"><text:s/>* <text:s text:c="14"/>| <text:s text:c="5"/>| <text:s text:c="5"/>| <text:s text:c="5"/>| <text:s text:c="5"/>|/ Enter / <text:s text:c="3"/>\Space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LOWER</text:p>
      <text:p text:style-name="P1"><text:s/>* ,-----------------------------------------. <text:s text:c="19"/>,-----------------------------------------.</text:p>
      <text:p text:style-name="P1"><text:s/>* | ____ | <text:s/>F1 <text:s/>| <text:s/>F2 <text:s/>| <text:s/>F3 <text:s/>| <text:s/>F4 <text:s/>| <text:s/>F5 <text:s/>| <text:s text:c="19"/>| <text:s/>F6 <text:s/>| <text:s/>F7 <text:s/>| <text:s/>F8 <text:s/>| <text:s/>F9 <text:s/>| F10 <text:s/>| ____ |</text:p>
      <text:p text:style-name="P3"><text:s/>* |------+------+------+------+------+------| <text:s text:c="6"/><text:span text:style-name="T1">LOWER</text:span> <text:s text:c="7"/>|------+------+------+------+------+------|</text:p>
      <text:p text:style-name="P1"><text:s/>* | ____ |Scrnsh|WinSft| Close| Save | <text:s text:c="5"/>| <text:s text:c="19"/>| <text:s text:c="5"/>| <text:s text:c="5"/>| <text:s/>UP <text:s/>| <text:s text:c="5"/>| F11 <text:s/>| ____ |</text:p>
      <text:p text:style-name="P1"><text:s/>* |------+------+------+------+------+------| &lt;NEXTPRV&gt; <text:s text:c="9"/>|------+------+------+------+------+------|</text:p>
      <text:p text:style-name="P1"><text:s/>* | ____ | Cut <text:s/>| Copy | Paste| WH_U | PGUP | .------. <text:s/>,------. | <text:s text:c="5"/>| LEFT | DOWN |RIGHT | F12 <text:s/>| <text:s text:c="5"/>|</text:p>
      <text:p text:style-name="P4"><text:s/>* |------+------+------+------+------+------| |PLAYPS| <text:s/>| SCRL | |------+------+------+------+------+------|</text:p>
      <text:p text:style-name="P1"><text:s/>* | ____ | Undo | Redo | Lshft| WH_D | PGDN | '------' <text:s/>'------' | <text:s text:c="5"/>| HOME | <text:s text:c="5"/>| END <text:s/>| <text:s text:c="5"/>| <text:s text:c="5"/>|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____ / <text:s text:c="3"/>\ 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RAISE</text:p>
      <text:p text:style-name="P1"><text:s/>* ,-----------------------------------------. <text:s text:c="19"/>,-----------------------------------------.</text:p>
      <text:p text:style-name="P1"><text:s/>* | ____ | ____ | ____ | ____ | ____ | ____ | <text:s text:c="19"/>| ____ | ____ | ____ | ____ | ____ | ____ |</text:p>
      <text:p text:style-name="P3"><text:s/>* |------+------+------+------+------+------| <text:s text:c="6"/><text:span text:style-name="T1">RAISE</text:span> <text:s text:c="7"/>|------+------+------+------+------+------|</text:p>
      <text:p text:style-name="P1"><text:s/>* | ____ | Ins <text:s/>| Pscr | Menu | <text:s text:c="5"/>| <text:s text:c="5"/>| <text:s text:c="19"/>| <text:s text:c="2"/>: <text:s/>| <text:s text:c="2"/>“ <text:s/>| <text:s text:c="2"/>( <text:s/>| <text:s text:c="2"/>) <text:s/>| <text:s text:c="2"/>* <text:s/>| ____ |</text:p>
      <text:p text:style-name="P1"><text:s/>* |------+------+------+------+------+------| <text:s text:c="19"/>|------+------+------+------+------+------|</text:p>
      <text:p text:style-name="P1"><text:s/>* | ____ | LAt <text:s/>| LCtl |LShift| <text:s text:c="5"/>| Caps | .------. <text:s/>,------. | <text:s text:c="2"/>- <text:s/>| <text:s text:c="2"/>+ <text:s/>| <text:s text:c="2"/>{ <text:s/>| <text:s text:c="2"/>} <text:s/>| <text:s text:c="2"/>| <text:s/>| <text:s text:c="2"/>` <text:s/>|</text:p>
      <text:p text:style-name="P1"><text:s/>* |------+------+------+------+------+------| | ____ | <text:s/>| ____ | |------+------+------+------+------+------|</text:p>
      <text:p text:style-name="P1"><text:s/>* | ____ | Undo | <text:s/>Cut | Copy | Paste| <text:s text:c="5"/>| '------' <text:s/>'------' | <text:s text:c="2"/>_ <text:s/>| <text:s text:c="2"/>= <text:s/>| <text:s text:c="2"/>[ <text:s/>| <text:s text:c="2"/>] <text:s/>| <text:s text:c="2"/>~ <text:s/>| TOGG NUMP| 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/* ADJUST</text:p>
      <text:p text:style-name="P1"><text:s/>* ,-----------------------------------------. <text:s text:c="19"/>,-----------------------------------------.</text:p>
      <text:p text:style-name="P1"><text:s/>* | ERASE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3"><text:s/>* |------+------+------+------+------+------| <text:s text:c="6"/><text:span text:style-name="T1">ADJUST</text:span> <text:s text:c="6"/>|------+------+------+------+------+------|</text:p>
      <text:p text:style-name="P1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1"><text:s/>* |------+------+------+------+------+------| <text:s text:c="19"/>|------+------+------+------+------+------|</text:p>
      <text:p text:style-name="P1"><text:s/>* |RGB_TOG|hue^ |sat ^ | bri ^| <text:s text:c="5"/>| <text:s text:c="5"/>| .------. <text:s/>,------. |desk &lt;| <text:s text:c="5"/>| <text:s text:c="5"/>|desk &gt;| <text:s text:c="5"/>| <text:s text:c="5"/>|</text:p>
      <text:p text:style-name="P1"><text:s/>* |------+------+------+------+------+------| | ____ | <text:s/>| ____ | |------+------+------+------+------+------|</text:p>
      <text:p text:style-name="P1"><text:s/>* | mode |hue dn|sat d |bri dn|DVORAK|QWERTY| '------' <text:s/>'------' | <text:s text:c="5"/>| PREV | PLAY | NEXT | <text:s text:c="5"/>| <text:s text:c="5"/>|</text:p>
      <text:p text:style-name="P1"><text:s/>* `-----------------------------------------' <text:s/>________ <text:s/>_______ '-----------------------------------------'</text:p>
      <text:p text:style-name="P1"><text:s/>* <text:s text:c="14"/>| ____ | ____ | ____ |/ ____| / <text:s text:c="6"/>/ <text:s/>\ <text:s text:c="5"/>\ ____ \| ____ | ____ | ____ |</text:p>
      <text:p text:style-name="P1"><text:s/>* <text:s text:c="14"/>| <text:s text:c="5"/>| <text:s text:c="5"/>| <text:s text:c="5"/>| <text:s text:c="5"/>|/ ____ <text:s/>/ <text:s text:c="3"/>\ 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><text:s/></text:p>
      <text:p text:style-name="P1">/* NUMPAD</text:p>
      <text:p text:style-name="P1"><text:s/>* ,-----------------------------------------. <text:s text:c="19"/>,-----------------------------------------.</text:p>
      <text:p text:style-name="P1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3"><text:s/>* |------+------+------+------+------+------| <text:s text:c="6"/><text:span text:style-name="T1">NUMPA</text:span><text:span text:style-name="T2">D</text:span> <text:s text:c="6"/>|------+------+------+------+------+------|</text:p>
      <text:p text:style-name="P1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1"><text:s/>* |------+------+------+------+------+------| <text:s text:c="19"/>|------+------+------+------+------+------|</text:p>
      <text:p text:style-name="P1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/ <text:s/>| <text:s text:c="2"/>| <text:s/>|</text:p>
      <text:p text:style-name="P1"><text:s/>* |------+------+------+------+------+------| | ____ | <text:s/>| ____ | |------+------+------+------+------+------|</text:p>
      <text:p text:style-name="P1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= <text:s/>| TOGG NUMP|</text:p>
      <text:p text:style-name="P1"><text:s/>* `-----------------------------------------' <text:s/>________ <text:s/>_______ '-----------------------------------------'</text:p>
      <text:p text:style-name="P1"><text:s/>* <text:s text:c="14"/>| ____ | ???? | ____ |/____| / <text:s text:c="6"/>/ <text:s/>\ <text:s text:c="5"/>\ ____ \| <text:s text:c="2"/>0 <text:s/>| <text:s text:c="2"/>. <text:s/>| ENTER |</text:p>
      <text:p text:style-name="P1"><text:s/>* <text:s text:c="14"/>| <text:s text:c="5"/>| <text:s text:c="5"/>| <text:s text:c="5"/>| <text:s text:c="5"/>|/ ____ / <text:s text:c="3"/>\____ \ <text:s text:c="5"/>\ <text:s text:c="5"/>| <text:s text:c="5"/>| <text:s text:c="5"/>|</text:p>
      <text:p text:style-name="P1"><text:s/>* <text:s text:c="14"/>`-----------------------------------' <text:s text:c="4"/>'------''------------'------'------'</text:p>
      <text:p text:style-name="P1"><text:s/>*/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.54mm" fo:margin-bottom="2.54mm" fo:margin-left="1.5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3:18:58.306037616</meta:creation-date>
    <meta:print-date>2022-11-24T13:58:40.287085171</meta:print-date>
    <dc:date>2023-06-09T15:05:38.630663740</dc:date>
    <meta:editing-duration>P1DT5H12M58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87" meta:word-count="1249" meta:character-count="7677" meta:non-whitespace-character-count="4864"/>
  </office:meta>
</office:document-meta>
</file>